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24-11-20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23-11-15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21-11-17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20-11-17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9-11-06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7-10-3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6-11-1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3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1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6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200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9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5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8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7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7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7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4601</text:p>
          </table:table-cell>
          <table:table-cell office:value-type="string" calcext:value-type="string">
            <text:p>197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